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PC1-transition-table" style:family="table">
      <style:table-properties style:width="25.7cm" table:align="margins" fo:keep-with-next="always"/>
    </style:style>
    <style:style style:name="NPC1-transition-table.A" style:family="table-column">
      <style:table-column-properties style:column-width="2.141cm" style:rel-column-width="5461*"/>
    </style:style>
    <style:style style:name="NPC1-transition-table.I" style:family="table-column">
      <style:table-column-properties style:column-width="2.141cm" style:rel-column-width="5462*"/>
    </style:style>
    <style:style style:name="NPC1-transition-table.L" style:family="table-column">
      <style:table-column-properties style:column-width="2.143cm" style:rel-column-width="5463*"/>
    </style:style>
    <style:style style:name="NPC1-transition-table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NPC1-transition-table.L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NPC1-transition-tabl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NPC1-transition-table.L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ize="10pt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PC1-transition-table" table:style-name="NPC1-transition-table">
        <table:table-column table:style-name="NPC1-transition-table.A" table:number-columns-repeated="8"/>
        <table:table-column table:style-name="NPC1-transition-table.I"/>
        <table:table-column table:style-name="NPC1-transition-table.A" table:number-columns-repeated="2"/>
        <table:table-column table:style-name="NPC1-transition-table.L"/>
        <table:table-row>
          <table:table-cell table:style-name="NPC1-transition-table.A1" office:value-type="string">
            <text:p text:style-name="P7">State\</text:p>
            <text:p text:style-name="P7">Key</text:p>
          </table:table-cell>
          <table:table-cell table:style-name="NPC1-transition-table.A1" office:value-type="string">
            <text:p text:style-name="P2">Idle</text:p>
          </table:table-cell>
          <table:table-cell table:style-name="NPC1-transition-table.A1" office:value-type="string">
            <text:p text:style-name="P2">Forward</text:p>
          </table:table-cell>
          <table:table-cell table:style-name="NPC1-transition-table.A1" office:value-type="string">
            <text:p text:style-name="P2">Backward</text:p>
          </table:table-cell>
          <table:table-cell table:style-name="NPC1-transition-table.A1" office:value-type="string">
            <text:p text:style-name="P2">RollLeft</text:p>
          </table:table-cell>
          <table:table-cell table:style-name="NPC1-transition-table.A1" office:value-type="string">
            <text:p text:style-name="P2">RollRight</text:p>
          </table:table-cell>
          <table:table-cell table:style-name="NPC1-transition-table.A1" office:value-type="string">
            <text:p text:style-name="P2">Forward-RollLeft</text:p>
          </table:table-cell>
          <table:table-cell table:style-name="NPC1-transition-table.A1" office:value-type="string">
            <text:p text:style-name="P2">Forward-RollRight</text:p>
          </table:table-cell>
          <table:table-cell table:style-name="NPC1-transition-table.A1" office:value-type="string">
            <text:p text:style-name="P2"/>
          </table:table-cell>
          <table:table-cell table:style-name="NPC1-transition-table.A1" office:value-type="string">
            <text:p text:style-name="P2"/>
          </table:table-cell>
          <table:table-cell table:style-name="NPC1-transition-table.A1" office:value-type="string">
            <text:p text:style-name="P2"/>
          </table:table-cell>
          <table:table-cell table:style-name="NPC1-transition-table.L1" office:value-type="string">
            <text:p text:style-name="P2"/>
          </table:table-cell>
        </table:table-row>
        <table:table-row>
          <table:table-cell table:style-name="NPC1-transition-table.A2" office:value-type="string">
            <text:p text:style-name="P3">f</text:p>
          </table:table-cell>
          <table:table-cell table:style-name="NPC1-transition-table.A2" office:value-type="string">
            <text:p text:style-name="P5">Forward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4">Forward-RollLeft</text:p>
          </table:table-cell>
          <table:table-cell table:style-name="NPC1-transition-table.A2" office:value-type="string">
            <text:p text:style-name="P4">Forward-RollRight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>f-up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6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RollLeft</text:p>
          </table:table-cell>
          <table:table-cell table:style-name="NPC1-transition-table.A2" office:value-type="string">
            <text:p text:style-name="P4">RollRight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4"/>
          </table:table-cell>
        </table:table-row>
        <table:table-row>
          <table:table-cell table:style-name="NPC1-transition-table.A2" office:value-type="string">
            <text:p text:style-name="P3">b</text:p>
          </table:table-cell>
          <table:table-cell table:style-name="NPC1-transition-table.A2" office:value-type="string">
            <text:p text:style-name="P4">Backward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6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>b-up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>r</text:p>
          </table:table-cell>
          <table:table-cell table:style-name="NPC1-transition-table.A2" office:value-type="string">
            <text:p text:style-name="P4">RollRight</text:p>
          </table:table-cell>
          <table:table-cell table:style-name="NPC1-transition-table.A2" office:value-type="string">
            <text:p text:style-name="P4">Forward-RollRight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>r-up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6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4"/>
          </table:table-cell>
        </table:table-row>
        <table:table-row>
          <table:table-cell table:style-name="NPC1-transition-table.A2" office:value-type="string">
            <text:p text:style-name="P3">l</text:p>
          </table:table-cell>
          <table:table-cell table:style-name="NPC1-transition-table.A2" office:value-type="string">
            <text:p text:style-name="P4">RollLeft</text:p>
          </table:table-cell>
          <table:table-cell table:style-name="NPC1-transition-table.A2" office:value-type="string">
            <text:p text:style-name="P4">Forward-RollLeft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>l-up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6">--</text:p>
          </table:table-cell>
          <table:table-cell table:style-name="NPC1-transition-table.A2" office:value-type="string">
            <text:p text:style-name="P4">Idle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4">Forward</text:p>
          </table:table-cell>
          <table:table-cell table:style-name="NPC1-transition-table.A2" office:value-type="string">
            <text:p text:style-name="P5">--</text:p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4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  <table:table-row>
          <table:table-cell table:style-name="NPC1-transition-table.A2" office:value-type="string">
            <text:p text:style-name="P3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5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A2" office:value-type="string">
            <text:p text:style-name="P6"/>
          </table:table-cell>
          <table:table-cell table:style-name="NPC1-transition-table.L2" office:value-type="string">
            <text:p text:style-name="P6"/>
          </table:table-cell>
        </table:table-row>
      </table:table>
      <text:p text:style-name="Table">Table <text:sequence text:ref-name="refTable0" text:name="Table" text:formula="ooow:Table+1" style:num-format="1">1</text:sequence>: Character + Activity transitions</text:p>
      <text:p text:style-name="Standard"/>
      <text:p text:style-name="P1"><text:span text:style-name="T1">Note:</text:span> </text:p>
      <text:list xml:id="list580790741" text:style-name="L1">
        <text:list-item>
          <text:p text:style-name="P8">“-” = “do nothing” </text:p>
        </text:list-item>
        <text:list-item>
          <text:p text:style-name="P8">“--” = “not applicable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9:13:36</meta:creation-date>
    <dc:date>2012-11-25T11:23:15</dc:date>
    <meta:editing-duration>PT3H30M47S</meta:editing-duration>
    <meta:editing-cycles>50</meta:editing-cycles>
    <meta:generator>LibreOffice/3.5$Linux_X86_64 LibreOffice_project/350m1$Build-2</meta:generator>
    <meta:document-statistic meta:table-count="1" meta:image-count="0" meta:object-count="0" meta:page-count="1" meta:paragraph-count="77" meta:word-count="91" meta:character-count="424" meta:non-whitespace-character-count="411"/>
  </office:meta>
</office:document-meta>
</file>